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957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CK</text:p>
          </table:table-cell>
          <table:table-cell office:value-type="string">
            <text:p>NACK</text:p>
          </table:table-cell>
          <table:table-cell office:value-type="string">
            <text:p>TOT</text:p>
          </table:table-cell>
          <table:table-cell office:value-type="string">
            <text:p>A/N</text:p>
          </table:table-cell>
          <table:table-cell office:value-type="string">
            <text:p>TOT/TOTOT</text:p>
          </table:table-cell>
          <table:table-cell office:value-type="string">
            <text:p>F*E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ooc:=[.B2]/[.C2]" office:value-type="float" office:value="0.130434782608696">
            <text:p>0.13</text:p>
          </table:table-cell>
          <table:table-cell table:formula="oooc:=[.D2]/[.D$5]" office:value-type="float" office:value="0.3">
            <text:p>0.3</text:p>
          </table:table-cell>
          <table:table-cell table:formula="oooc:=[.F2]*[.E2]" office:value-type="float" office:value="0.0391304347826087">
            <text:p>0.04</text:p>
          </table:table-cell>
          <table:table-cell table:formula="oooc:=([.G2]/[.G$5])*100" office:value-type="float" office:value="4.09401061410159">
            <text:p>4.09</text:p>
          </table:table-cell>
          <table:table-cell table:formula="oooc:=([.H2]/[.H$5])*100" office:value-type="float" office:value="4.09401061410159">
            <text:p>4.09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ooc:=[.B3]/[.C3]" office:value-type="float" office:value="1.66666666666667">
            <text:p>1.67</text:p>
          </table:table-cell>
          <table:table-cell table:formula="oooc:=[.D3]/[.D$5]" office:value-type="float" office:value="0.1">
            <text:p>0.1</text:p>
          </table:table-cell>
          <table:table-cell table:formula="oooc:=[.F3]*[.E3]" office:value-type="float" office:value="0.166666666666667">
            <text:p>0.17</text:p>
          </table:table-cell>
          <table:table-cell table:formula="oooc:=([.G3]/[.G$5])*100" office:value-type="float" office:value="17.4374526156179">
            <text:p>17.44</text:p>
          </table:table-cell>
          <table:table-cell table:formula="oooc:=[.H3]+25" office:value-type="float" office:value="42.4374526156179">
            <text:p>42.44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ooc:=[.B4]/[.C4]" office:value-type="float" office:value="1.25">
            <text:p>1.25</text:p>
          </table:table-cell>
          <table:table-cell table:formula="oooc:=[.D4]/[.D$5]" office:value-type="float" office:value="0.6">
            <text:p>0.6</text:p>
          </table:table-cell>
          <table:table-cell table:formula="oooc:=[.F4]*[.E4]" office:value-type="float" office:value="0.75">
            <text:p>0.75</text:p>
          </table:table-cell>
          <table:table-cell table:formula="oooc:=([.G4]/[.G$5])*100" office:value-type="float" office:value="78.4685367702805">
            <text:p>78.47</text:p>
          </table:table-cell>
          <table:table-cell table:formula="oooc:=[.H4]-25" office:value-type="float" office:value="53.4685367702805">
            <text:p>53.47</text:p>
          </table:table-cell>
        </table:table-row>
        <table:table-row table:style-name="ro1">
          <table:table-cell table:number-columns-repeated="3"/>
          <table:table-cell table:formula="oooc:=SUM([.D2:.D4])" office:value-type="float" office:value="100">
            <text:p>100</text:p>
          </table:table-cell>
          <table:table-cell table:number-columns-repeated="2"/>
          <table:table-cell table:formula="oooc:=SUM([.G2:.G4])" office:value-type="float" office:value="0.955797101449275">
            <text:p>0.96</text:p>
          </table:table-cell>
          <table:table-cell table:formula="oooc:=SUM([.H2:.H4])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TOTack</text:p>
          </table:table-cell>
          <table:table-cell office:value-type="string">
            <text:p>TOTnack</text:p>
          </table:table-cell>
          <table:table-cell table:number-columns-repeated="6"/>
        </table:table-row>
        <table:table-row table:style-name="ro1">
          <table:table-cell/>
          <table:table-cell table:formula="oooc:=SUM([.B2:.B4])" office:value-type="float" office:value="33">
            <text:p>33</text:p>
          </table:table-cell>
          <table:table-cell table:formula="oooc:=SUM([.C2:.C4])" office:value-type="float" office:value="46">
            <text:p>46</text:p>
          </table:table-cell>
          <table:table-cell table:formula="oooc:=[.B7]/[.D5]" office:value-type="float" office:value="0.33">
            <text:p>0.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ooc:=[.D7]*150" office:value-type="float" office:value="49.5">
            <text:p>49.5</text:p>
          </table:table-cell>
          <table:table-cell/>
          <table:table-cell table:formula="oooc:=[.I2]*1.5" office:value-type="float" office:value="6.14101592115239">
            <text:p>6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(150 – buf) * (totack / totpack)</text:p>
          </table:table-cell>
          <table:table-cell/>
          <table:table-cell office:value-type="string">
            <text:p>(150-buf) * (performance porte schifose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11/06/2008</text:date>, <text:time>16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7$Build-9272</meta:generator>
    <meta:creation-date>2008-10-30T17:00:20</meta:creation-date>
    <dc:date>2008-11-06T16:06:47</dc:date>
    <meta:editing-cycles>2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table-count="3" meta:cell-count="46"/>
  </office:meta>
</office:document-meta>
</file>